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0B2E00FA24AC8B3.png" manifest:media-type="image/png"/>
  <manifest:file-entry manifest:full-path="Pictures/10000000000002170000005E7516BCCEC9FCC80C.png" manifest:media-type="image/png"/>
  <manifest:file-entry manifest:full-path="Pictures/1000000000000780000004384712E52940023D5A.png" manifest:media-type="image/png"/>
  <manifest:file-entry manifest:full-path="Pictures/1000000000000780000004389AA58C5D6505DF7A.png" manifest:media-type="image/png"/>
  <manifest:file-entry manifest:full-path="Pictures/1000000000000780000004385948C490F30203B6.png" manifest:media-type="image/png"/>
  <manifest:file-entry manifest:full-path="Pictures/1000000000000218000000C80B6A1548C8AF8A79.png" manifest:media-type="image/png"/>
  <manifest:file-entry manifest:full-path="Pictures/1000000000000780000004386C04DF636AA562A1.png" manifest:media-type="image/png"/>
  <manifest:file-entry manifest:full-path="Pictures/10000000000002260000009DDC4FDBCA33B684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c11" officeooo:paragraph-rsid="00173c11"/>
    </style:style>
    <style:style style:name="P2" style:family="paragraph" style:parent-style-name="Standard">
      <style:text-properties fo:font-size="19pt" officeooo:rsid="00173c11" officeooo:paragraph-rsid="00173c11" style:font-size-asian="19pt" style:font-size-complex="19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30905290 WPL LAB 8 </text:p>
      <text:p text:style-name="P2">Rohan Shenoy 32 CSE D1 </text:p>
      <text:p text:style-name="Standard"/>
      <text:p text:style-name="Standard"/>
      <text:p text:style-name="P1">Q1] </text:p>
      <text:p text:style-name="P1"><draw:frame draw:style-name="fr3" draw:name="Image3" text:anchor-type="char" svg:width="14.552cm" svg:height="4.154cm" draw:z-index="2"><draw:image xlink:href="Pictures/10000000000002260000009DDC4FDBCA33B684A3.png" xlink:type="simple" xlink:show="embed" xlink:actuate="onLoad" draw:mime-type="image/png"/></draw:frame></text:p>
      <text:p text:style-name="P1"/>
      <text:p text:style-name="P1">ANS]</text:p>
      <text:p text:style-name="P1"><draw:frame draw:style-name="fr3" draw:name="Image2" text:anchor-type="char" svg:width="14.36cm" svg:height="8.077cm" draw:z-index="0"><draw:image xlink:href="Pictures/1000000000000780000004386C04DF636AA562A1.png" xlink:type="simple" xlink:show="embed" xlink:actuate="onLoad" draw:mime-type="image/png"/></draw:frame></text:p>
      <text:p text:style-name="P1"/>
      <text:p text:style-name="P1"><draw:frame draw:style-name="fr3" draw:name="Image1" text:anchor-type="char" svg:width="15.007cm" svg:height="8.442cm" draw:z-index="1"><draw:image xlink:href="Pictures/1000000000000780000004385948C490F30203B6.png" xlink:type="simple" xlink:show="embed" xlink:actuate="onLoad" draw:mime-type="image/png"/></draw:frame></text:p>
      <text:p text:style-name="P1"><text:soft-page-break/></text:p>
      <text:p text:style-name="P1">Q2] </text:p>
      <text:p text:style-name="P1"><text:s/><draw:frame draw:style-name="fr2" draw:name="Image4" text:anchor-type="char" svg:width="14.182cm" svg:height="5.292cm" draw:z-index="3"><draw:image xlink:href="Pictures/1000000000000218000000C80B6A1548C8AF8A79.png" xlink:type="simple" xlink:show="embed" xlink:actuate="onLoad" draw:mime-type="image/png"/></draw:frame></text:p>
      <text:p text:style-name="P1">ans]</text:p>
      <text:p text:style-name="P1"/>
      <text:p text:style-name="P1"><draw:frame draw:style-name="fr3" draw:name="Image6" text:anchor-type="char" svg:width="15.184cm" svg:height="8.541cm" draw:z-index="5"><draw:image xlink:href="Pictures/1000000000000780000004384712E52940023D5A.png" xlink:type="simple" xlink:show="embed" xlink:actuate="onLoad" draw:mime-type="image/png"/></draw:frame></text:p>
      <text:p text:style-name="P1"><draw:frame draw:style-name="fr3" draw:name="Image5" text:anchor-type="char" svg:width="14.746cm" svg:height="8.294cm" draw:z-index="4"><draw:image xlink:href="Pictures/1000000000000780000004389AA58C5D6505DF7A.png" xlink:type="simple" xlink:show="embed" xlink:actuate="onLoad" draw:mime-type="image/png"/></draw:frame></text:p>
      <text:p text:style-name="P1"><text:soft-page-break/>Q3] <text:s/></text:p>
      <text:p text:style-name="P1"><draw:frame draw:style-name="fr2" draw:name="Image7" text:anchor-type="char" svg:width="14.155cm" svg:height="2.487cm" draw:z-index="6"><draw:image xlink:href="Pictures/10000000000002170000005E7516BCCEC9FCC80C.png" xlink:type="simple" xlink:show="embed" xlink:actuate="onLoad" draw:mime-type="image/png"/></draw:frame></text:p>
      <text:p text:style-name="P1">ans]</text:p>
      <text:p text:style-name="P1"/>
      <text:p text:style-name="P1"><draw:frame draw:style-name="fr1" draw:name="Image8" text:anchor-type="char" svg:width="17cm" svg:height="9.562cm" draw:z-index="7"><draw:image xlink:href="Pictures/10000000000007800000043820B2E00FA24AC8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4:44:34.523923174</meta:creation-date>
    <dc:date>2026-03-27T15:21:50.202205740</dc:date>
    <meta:editing-duration>PT37M17S</meta:editing-duration>
    <meta:editing-cycles>1</meta:editing-cycles>
    <meta:document-statistic meta:table-count="0" meta:image-count="8" meta:object-count="0" meta:page-count="3" meta:paragraph-count="9" meta:word-count="15" meta:character-count="69" meta:non-whitespace-character-count="55"/>
    <meta:generator>LibreOffice/7.4.7.2$Linux_X86_64 LibreOffice_project/40$Build-2</meta:generator>
  </office:meta>
</office:document-meta>
</file>